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2" style:family="paragraph" style:parent-style-name="Standard">
      <style:paragraph-properties style:line-height-at-least="0.3472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3" style:family="paragraph" style:parent-style-name="Standard">
      <style:paragraph-properties style:line-height-at-least="0.25in" fo:text-align="start" style:justify-single-word="false" style:text-autospace="none"/>
      <style:text-properties fo:color="#999999"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4" style:family="paragraph" style:parent-style-name="Standard">
      <style:text-properties fo:font-size="16pt" style:font-size-asian="16pt" style:font-size-complex="16pt"/>
    </style:style>
    <style:style style:name="P5"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7"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8"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0"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1" style:family="paragraph" style:parent-style-name="Standard">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12" style:family="paragraph" style:parent-style-name="Standard">
      <style:paragraph-properties style:line-height-at-least="0.25in" fo:text-align="start" style:justify-single-word="false" style:text-autospace="none"/>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13" style:family="paragraph" style:parent-style-name="Standard">
      <style:paragraph-properties fo:margin-left="0in" fo:margin-right="0in" style:line-height-at-least="0.361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4"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5" style:family="paragraph" style:parent-style-name="Standard">
      <style:paragraph-properties fo:margin-top="0in" fo:margin-bottom="0.1665in" style:line-height-at-least="0.25in" fo:text-align="start" style:justify-single-word="false" style:text-autospace="none"/>
      <style:text-properties style:use-window-font-color="true" style:font-name="Verdana" fo:font-size="24pt" fo:font-weight="bold" style:font-name-asian="Verdana" style:font-size-asian="24pt" style:font-weight-asian="bold" style:font-name-complex="Verdana" style:font-size-complex="24pt" style:font-weight-complex="bold"/>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3" style:family="text">
      <style:text-properties fo:font-size="16pt" fo:font-style="normal" fo:font-weight="bold" style:font-size-asian="16pt" style:font-style-asian="normal" style:font-weight-asian="bold" style:font-size-complex="16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killet Apple Pie</text:p>
      <text:p text:style-name="P12">Serves: <text:s/>6 to 8</text:p>
      <text:p text:style-name="P11"/>
      <text:p text:style-name="P5"><text:s/><text:span text:style-name="T3">INGREDIENTS</text:span></text:p>
      <text:p text:style-name="P1">CRUST</text:p>
      <text:p text:style-name="P8"><text:span text:style-name="T1"><text:tab/><text:tab/>1</text:span><text:span text:style-name="T2"> cup unbleached all-purpose flour (5 ounces), plus more for dusting work surface</text:span></text:p>
      <text:p text:style-name="P8"><text:span text:style-name="T1"><text:tab/><text:tab/>1</text:span><text:span text:style-name="T2"> tablespoon sugar</text:span></text:p>
      <text:p text:style-name="P8"><text:span text:style-name="T1"><text:tab/><text:tab/>1/2</text:span><text:span text:style-name="T2"> teaspoon table salt</text:span></text:p>
      <text:p text:style-name="P8"><text:span text:style-name="T1"><text:tab/><text:tab/>2</text:span><text:span text:style-name="T2"> tablespoons vegetable shortening , chilled</text:span></text:p>
      <text:p text:style-name="P8"><text:span text:style-name="T1"><text:tab/><text:tab/>6</text:span><text:span text:style-name="T2"> tablespoons (3/4 stick) cold unsalted butter , cut into 1/4-inch pieces</text:span></text:p>
      <text:p text:style-name="P8"><text:span text:style-name="T1"><text:tab/><text:tab/>3–4</text:span><text:span text:style-name="T2"> tablespoons ice water</text:span></text:p>
      <text:p text:style-name="P1">FILLING</text:p>
      <text:p text:style-name="P8"><text:span text:style-name="T1"><text:tab/><text:tab/>1/2</text:span><text:span text:style-name="T2"> cup apple cider </text:span></text:p>
      <text:p text:style-name="P8"><text:span text:style-name="T1"><text:tab/><text:tab/>1/3</text:span><text:span text:style-name="T2"> cup maple syrup</text:span></text:p>
      <text:p text:style-name="P8"><text:span text:style-name="T1"><text:tab/><text:tab/>2</text:span><text:span text:style-name="T2"> tablespoons fresh lemon juice from 1 lemon</text:span></text:p>
      <text:p text:style-name="P8"><text:span text:style-name="T1"><text:tab/><text:tab/>2</text:span><text:span text:style-name="T2"> teaspoons cornstarch</text:span></text:p>
      <text:p text:style-name="P8"><text:span text:style-name="T1"><text:tab/><text:tab/>1/8</text:span><text:span text:style-name="T2"> teaspoon ground cinnamon (optional)</text:span></text:p>
      <text:p text:style-name="P8"><text:span text:style-name="T1"><text:tab/><text:tab/>2</text:span><text:span text:style-name="T2"> tablespoons unsalted butter</text:span></text:p>
      <text:p text:style-name="P8"><text:span text:style-name="T1"><text:tab/><text:tab/>2 1/2</text:span><text:span text:style-name="T2"> pounds sweet apples and tart apples (about 5 medium), peeled, cored, halved, and cut into 1/2-inch-thick wedges </text:span></text:p>
      <text:p text:style-name="P13">TOPPING</text:p>
      <text:p text:style-name="P8"><text:span text:style-name="T1"><text:s text:c="7"/>1</text:span><text:span text:style-name="T2"> egg white , lightly beaten</text:span></text:p>
      <text:p text:style-name="P8"><text:span text:style-name="T1"><text:tab/><text:tab/>2</text:span><text:span text:style-name="T2"> teaspoons sugar</text:span></text:p>
      <text:p text:style-name="P1"><text:soft-page-break/>INSTRUCTIONS</text:p>
      <text:p text:style-name="P9"><text:span text:style-name="T2"><text:tab/><text:tab/>1. </text:span><text:span text:style-name="T1">FOR THE CRUST:</text:span><text:span text:style-name="T2"> Pulse flour, sugar, and salt in food processor until combined. Add shortening and process until mixture has texture of coarse sand, about ten 1-second pulses. Scatter butter pieces over flour mixture and process until mixture is pale yellow and resembles coarse crumbs, with butter bits no larger than small peas, about ten 1-second pulses. Transfer mixture to medium bowl.</text:span></text:p>
      <text:p text:style-name="P6"><text:tab/><text:tab/>2. Sprinkle 3 tablespoons ice water over mixture. With blade of rubber spatula, use folding motion to mix. Press down on dough with broad side of spatula until dough sticks together, adding up to 1 tablespoon more ice water if dough does not come together. Turn dough out onto sheet of plastic wrap and flatten into 4-inch disk. Wrap dough and refrigerate 30 minutes, or up to 2 days, before rolling out. (If dough is refrigerated longer than 1 hour, let stand at room temperature until malleable.)</text:p>
      <text:p text:style-name="P9"><text:span text:style-name="T2"><text:tab/><text:tab/>3. </text:span><text:span text:style-name="T1">FOR THE FILLING:</text:span><text:span text:style-name="T2"> Adjust oven rack to upper-middle position (between 7 and 9 inches from heating element) and heat oven to 500 degrees. Whisk cider, syrup, lemon juice, cornstarch, and cinnamon (if using) together in medium bowl until smooth. Heat butter in 12-inch heatproof skillet over medium-high heat. When foaming subsides, add apples and cook, stirring 2 or 3 times until apples begin to caramelize, about 5 minutes. (Do not fully cook apples.) Remove pan from heat, add cider mixture, and gently stir until apples are well coated. Set aside to cool slightly.</text:span></text:p>
      <text:p text:style-name="P6"><text:tab/><text:tab/></text:p>
      <text:p text:style-name="P9"><text:span text:style-name="T2">4. </text:span><text:span text:style-name="T1">TO ASSEMBLE AND BAKE:</text:span><text:span text:style-name="T2"> Roll out dough on lightly floured work surface, or between 2 large sheets of plastic wrap, to 11-inch circle. Roll dough loosely around rolling pin and unroll over apple filling. Brush dough with </text:span><text:soft-page-break/><text:span text:style-name="T2">egg white and sprinkle with sugar. With sharp knife, gently cut dough into 6 pieces by making 1 vertical cut followed by 2 evenly spaced horizontal cuts (perpendicular to first cut). Bake until apples are tender and crust is a deep golden brown, about 20 minutes. Let cool 15 minutes; serve.</text:span></text:p>
      <text:p text:style-name="P2">TECHNIQUE</text:p>
      <text:p text:style-name="P7"><text:tab/><text:tab/>KEYS TO FLAKY, FLAVORFUL SKILLET APPLE PIE </text:p>
      <text:p text:style-name="P10"><text:span text:style-name="T2"><text:tab/><text:tab/>1. </text:span><text:span text:style-name="T1">Caramelize Apples:</text:span><text:span text:style-name="T2"> Precook apples in butter to deepen their flavor.</text:span></text:p>
      <text:p text:style-name="P10"><text:span text:style-name="T2"><text:tab/><text:tab/>2. </text:span><text:span text:style-name="T1">Add Cider:</text:span><text:span text:style-name="T2"> Coat apples with 1/2 cup apple cider to create juicy, flavorful filling.</text:span></text:p>
      <text:p text:style-name="P10"><text:span text:style-name="T2"><text:tab/><text:tab/>3. </text:span><text:span text:style-name="T1">Cut Dough:</text:span><text:span text:style-name="T2"> Score before baking to allow juices to bubble up and caramelize around edges.</text:span></text:p>
      <text:p text:style-name="P10"><text:span text:style-name="T2"><text:tab/><text:tab/>4. </text:span><text:span text:style-name="T1">Bake in Hot Oven:</text:span><text:span text:style-name="T2"> Precooked apples need less time in oven than traditional apple pie.</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1-05T22:34:06</meta:creation-date>
    <dc:date>2014-05-30T17:39:21</dc:date>
    <dc:creator>Robert Houk</dc:creator>
    <meta:editing-duration>PT00H14M26S</meta:editing-duration>
    <meta:editing-cycles>2</meta:editing-cycles>
    <meta:generator>OpenOffice.org/3.2$Unix OpenOffice.org_project/320m18$Build-9502</meta:generator>
    <meta:document-statistic meta:table-count="0" meta:image-count="0" meta:object-count="0" meta:page-count="3" meta:paragraph-count="33" meta:word-count="509" meta:character-count="3084"/>
  </office:meta>
</office:document-meta>
</file>